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7765" officeooo:paragraph-rsid="0014776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7765" officeooo:paragraph-rsid="0014776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01af" officeooo:paragraph-rsid="001601a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601af" officeooo:paragraph-rsid="0019eb8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f82d" officeooo:paragraph-rsid="0017f82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3a47" officeooo:paragraph-rsid="00193a4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9eb83" officeooo:paragraph-rsid="0019eb8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601af"/>
    </style:style>
    <style:style style:name="P9" style:family="paragraph" style:parent-style-name="Standard">
      <style:paragraph-properties fo:text-align="start" style:justify-single-word="false"/>
      <style:text-properties officeooo:paragraph-rsid="0017f82d"/>
    </style:style>
    <style:style style:name="P10" style:family="paragraph" style:parent-style-name="Standard">
      <style:paragraph-properties fo:text-align="start" style:justify-single-word="false"/>
      <style:text-properties officeooo:paragraph-rsid="00193a47"/>
    </style:style>
    <style:style style:name="P11" style:family="paragraph" style:parent-style-name="Standard">
      <style:paragraph-properties fo:text-align="start" style:justify-single-word="false"/>
      <style:text-properties officeooo:paragraph-rsid="0019eb83"/>
    </style:style>
    <style:style style:name="P12" style:family="paragraph" style:parent-style-name="Standard">
      <style:paragraph-properties fo:text-align="start" style:justify-single-word="false"/>
      <style:text-properties officeooo:paragraph-rsid="001ad4ce"/>
    </style:style>
    <style:style style:name="P13" style:family="paragraph" style:parent-style-name="Standard">
      <style:paragraph-properties fo:text-align="start" style:justify-single-word="false"/>
      <style:text-properties officeooo:rsid="0017f82d" officeooo:paragraph-rsid="0017f82d"/>
    </style:style>
    <style:style style:name="P14" style:family="paragraph" style:parent-style-name="Standard">
      <style:paragraph-properties fo:text-align="start" style:justify-single-word="false"/>
      <style:text-properties officeooo:rsid="001ad4ce" officeooo:paragraph-rsid="001ad4c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601af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7f82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93a4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9eb83" style:font-size-asian="10.5pt" style:font-weight-asian="normal" style:font-size-complex="12pt" style:font-weight-complex="normal"/>
    </style:style>
    <style:style style:name="T7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8" style:family="text">
      <style:text-properties officeooo:rsid="0017f82d"/>
    </style:style>
    <style:style style:name="T9" style:family="text">
      <style:text-properties fo:font-size="10pt" fo:font-weight="normal" style:font-size-asian="10.5pt" style:font-weight-asian="normal" style:font-size-complex="12pt" style:font-weight-complex="normal"/>
    </style:style>
    <style:style style:name="T10" style:family="text">
      <style:text-properties fo:font-size="10pt" fo:font-weight="normal" officeooo:rsid="0017f82d" style:font-size-asian="10.5pt" style:font-weight-asian="normal" style:font-size-complex="12pt" style:font-weight-complex="normal"/>
    </style:style>
    <style:style style:name="T11" style:family="text">
      <style:text-properties officeooo:rsid="00193a47"/>
    </style:style>
    <style:style style:name="T12" style:family="text">
      <style:text-properties officeooo:rsid="001ad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inal Sin is a Myth</text:p>
      <text:p text:style-name="P2"><text:span text:style-name="T2"/></text:p>
      <text:p text:style-name="P5"><text:span text:style-name="T2">Genesis 4</text:span></text:p>
      <text:p text:style-name="P9"><text:span text:style-name="T4">6 </text:span><text:span text:style-name="T2">And the </text:span><text:span text:style-name="T4">YHWH</text:span><text:span text:style-name="T2"> said to Cain,<text:line-break/>“Why are you distressed,<text:line-break/>And why is your face fallen?</text:span></text:p>
      <text:p text:style-name="P9"><text:span text:style-name="T4">7 Surely, if you do right,<text:line-break/>There is uplift.<text:line-break/>But if you do not do right<text:line-break/>Sin couches at the door;<text:line-break/>Its urge is toward you,<text:line-break/>Yet you can be its master.</text:span></text:p>
      <text:p text:style-name="P3"><text:span text:style-name="T2"/></text:p>
      <text:p text:style-name="P6"><text:span text:style-name="T2">Exodus 32</text:span></text:p>
      <text:p text:style-name="P10"><text:span text:style-name="T5">31 </text:span><text:span text:style-name="T2">And Moshe returned to the </text:span><text:span text:style-name="T5">YHWH</text:span><text:span text:style-name="T2">, and said, Oh, this people has sinned a great sin, and they have made them gods of gold.</text:span></text:p>
      <text:p text:style-name="P10"><text:span text:style-name="T5">32 </text:span><text:span text:style-name="T2">Yet now, if thou wilt forgive their sin – ; and if not, blot me, I pray thee, out of thy book which thou hast written.</text:span></text:p>
      <text:p text:style-name="P10"><text:span text:style-name="T5">33 </text:span><text:span text:style-name="T2">And the </text:span><text:span text:style-name="T5">YHWH</text:span><text:span text:style-name="T2"> said to Moshe, Whoever has sinned against me, him will I blot out of my book.</text:span></text:p>
      <text:p text:style-name="P3"><text:span text:style-name="T2"/></text:p>
      <text:p text:style-name="P7"><text:span text:style-name="T2">Deuteronomy 24</text:span></text:p>
      <text:p text:style-name="P11"><text:span text:style-name="T6">16 </text:span><text:span text:style-name="T7">Fathers shall not be put to death for children, neither shall children be put to death for fathers: every man shall be put to death for his own sin. </text:span></text:p>
      <text:p text:style-name="P4"><text:span text:style-name="T2"/></text:p>
      <text:p text:style-name="P3"><text:span text:style-name="T2">Jeremiah 31</text:span></text:p>
      <text:p text:style-name="P8"><text:span text:style-name="T3">30 </text:span><text:span text:style-name="T2">But every one shall die for his own sins: whosoever eats sour grapes, his teeth shall be blunted.</text:span></text:p>
      <text:p text:style-name="P8"><text:span text:style-name="T3"/></text:p>
      <text:p text:style-name="P13"><text:span text:style-name="T3">E</text:span><text:span text:style-name="T2">zekiel 18</text:span></text:p>
      <text:p text:style-name="P9"><text:span text:style-name="T4">20 </text:span><text:span text:style-name="T2">The person who sins, he alone shall die. A child shall not share the burden of a parent’s guilt, nor shall a parent share the burden of a child’s guilt; the righteousness of the righteous shall be accounted to him alone, and the wickedness of the wicked shall be accounted to him alone.</text:span></text:p>
      <text:p text:style-name="P9"><text:span text:style-name="T4"/></text:p>
      <text:p text:style-name="P14">Proverbs 24</text:p>
      <text:p text:style-name="P12"><text:span text:style-name="T12">16 </text:span>For a righteous man falleth seven times, and riseth up again, But the wicked stumble under adversit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1:31:28.521925327</meta:creation-date>
    <dc:date>2022-12-07T11:43:07.286491113</dc:date>
    <meta:editing-duration>PT11M3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58" meta:character-count="1295" meta:non-whitespace-character-count="1051"/>
  </office:meta>
</office:document-meta>
</file>